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049cm" fo:border="0.06pt solid #d9d9e3"/>
    </style:style>
    <style:style style:name="T1" style:family="text">
      <style:text-properties loext:padding="0.049cm" loext:border="0.06pt solid #d9d9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 RetroFlix, we are committed to protecting your privacy and personal information. As such, we have implemented the following policies and practices to comply with the General Data Protection Regulation (GDPR).</text:p>
      <text:p text:style-name="P1">Access to Personal Information You have the right to access your personal information that we have collected. Much of the information we store about our members is easily accessible by logging into your account and navigating to the Account section. If you require additional information, please contact our Data Protection Officer/Privacy Office at <text:a xlink:type="simple" xlink:href="mailto:privacy@retroflix.com" office:target-frame-name="_new" xlink:show="replace" text:style-name="Internet_20_link" text:visited-style-name="Visited_20_Internet_20_Link"><text:span text:style-name="T1">privacy@retroflix.com</text:span></text:a>.</text:p>
      <text:p text:style-name="P1">Updating Personal Information You have the right to update, or "rectify," your personal information. Much of the information we store about our members is easily updated by logging into your account and navigating to the Account section. If you require additional information, please contact our Data Protection Officer/Privacy Office at <text:a xlink:type="simple" xlink:href="mailto:privacy@retroflix.com" office:target-frame-name="_new" xlink:show="replace" text:style-name="Internet_20_link" text:visited-style-name="Visited_20_Internet_20_Link"><text:span text:style-name="T1">privacy@retroflix.com</text:span></text:a>.</text:p>
      <text:p text:style-name="P1">Deleting Personal Information There are certain circumstances where you have the right to have your personal information deleted or otherwise removed from our systems. If you wish to delete or remove your personal information, please contact our Data Protection Officer/Privacy Office at <text:a xlink:type="simple" xlink:href="mailto:privacy@retroflix.com" office:target-frame-name="_new" xlink:show="replace" text:style-name="Internet_20_link" text:visited-style-name="Visited_20_Internet_20_Link"><text:span text:style-name="T1">privacy@retroflix.com</text:span></text:a>.</text:p>
      <text:p text:style-name="P1">Restricting Processing of Personal Information There are certain circumstances where you have the right to object to, stop, or "restrict" processing of your personal information. This includes withdrawing your consent, where that is the basis on which we process your personal information. If you wish to restrict processing of your personal information, please contact our Data Protection Officer/Privacy Office at <text:a xlink:type="simple" xlink:href="mailto:privacy@retroflix.com" office:target-frame-name="_new" xlink:show="replace" text:style-name="Internet_20_link" text:visited-style-name="Visited_20_Internet_20_Link"><text:span text:style-name="T1">privacy@retroflix.com</text:span></text:a>.</text:p>
      <text:p text:style-name="P1">Requesting a Copy of Personal Information You have the right to request a copy of your personal information. If you wish to request a copy of your personal information, please contact our Data Protection Officer/Privacy Office at <text:a xlink:type="simple" xlink:href="mailto:privacy@retroflix.com" office:target-frame-name="_new" xlink:show="replace" text:style-name="Internet_20_link" text:visited-style-name="Visited_20_Internet_20_Link"><text:span text:style-name="T1">privacy@retroflix.com</text:span></text:a>.</text:p>
      <text:p text:style-name="P1">Complaints You have the right to complain to a data protection authority about our collection and use of your personal information. If you have any concerns, please contact our Data Protection Officer/Privacy Office at <text:a xlink:type="simple" xlink:href="mailto:privacy@retroflix.com" office:target-frame-name="_new" xlink:show="replace" text:style-name="Internet_20_link" text:visited-style-name="Visited_20_Internet_20_Link"><text:span text:style-name="T1">privacy@retroflix.com</text:span></text:a>.</text:p>
      <text:p text:style-name="P1">Contact Information To make requests, or if you have any other questions regarding our privacy practices, please contact our Data Protection Officer/Privacy Office at <text:a xlink:type="simple" xlink:href="mailto:privacy@retroflix.com" office:target-frame-name="_new" xlink:show="replace" text:style-name="Internet_20_link" text:visited-style-name="Visited_20_Internet_20_Link"><text:span text:style-name="T1">privacy@retroflix.com</text:span></text:a>. We respond to all requests we receive from individuals wishing to exercise their data protection rights in accordance with applicable data protection law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16:36:08.444000000</meta:creation-date>
    <dc:date>2023-03-28T16:38:09.475000000</dc:date>
    <meta:editing-duration>PT2M1S</meta:editing-duration>
    <meta:editing-cycles>1</meta:editing-cycles>
    <meta:document-statistic meta:table-count="0" meta:image-count="0" meta:object-count="0" meta:page-count="1" meta:paragraph-count="8" meta:word-count="361" meta:character-count="2529" meta:non-whitespace-character-count="2176"/>
    <meta:generator>LibreOffice/7.5.0.3$Windows_X86_64 LibreOffice_project/c21113d003cd3efa8c53188764377a8272d9d6de</meta:generator>
  </office:meta>
</office:document-meta>
</file>